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2.014cm"/>
    </style:style>
    <style:style style:name="co13" style:family="table-column">
      <style:table-column-properties fo:break-before="auto" style:column-width="2.14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T1" style:family="text">
      <style:text-properties fo:color="#0000ff" style:text-outline="false" style:text-line-through-style="none" style:font-name="Calibri" fo:font-size="11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44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Réalisateur</text:p>
          </table:table-cell>
          <table:table-cell office:value-type="string">
            <text:p>Année de tournage</text:p>
          </table:table-cell>
          <table:table-cell office:value-type="string">
            <text:p>Date de sortie</text:p>
          </table:table-cell>
          <table:table-cell table:number-columns-repeated="6" office:value-type="string">
            <text:p>Lieu de tournage </text:p>
          </table:table-cell>
          <table:table-cell office:value-type="string">
            <text:p>url</text:p>
          </table:table-cell>
          <table:table-cell office:value-type="string">
            <text:p>url image</text:p>
          </table:table-cell>
          <table:table-cell table:number-columns-repeated="244"/>
        </table:table-row>
        <table:table-row table:style-name="ro1">
          <table:table-cell office:value-type="string">
            <text:p>Prisons de femmes </text:p>
          </table:table-cell>
          <table:table-cell office:value-type="string">
            <text:p>Roger Richebé </text:p>
          </table:table-cell>
          <table:table-cell office:value-type="float" office:value="1938">
            <text:p>1938</text:p>
          </table:table-cell>
          <table:table-cell table:style-name="ce1" office:value-type="date" office:date-value="1938-10-13">
            <text:p>13/10/1938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Prisons_de_femmes_(film,_1938)">http://fr.wikipedia.org/wiki/Prisons_de_femmes_(film,_1938)</text:a></text:span></text:p>
          </table:table-cell>
          <table:table-cell table:style-name="ce2" office:value-type="string">
            <text:p><text:span text:style-name="T1"><text:a xlink:href="http://images.fan-de-cinema.com/affiches/large/aa/64420.jpg">http://images.fan-de-cinema.com/affiches/large/aa/64420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Les filles sèment le vent </text:p>
          </table:table-cell>
          <table:table-cell office:value-type="string">
            <text:p>Louis Soulanes </text:p>
          </table:table-cell>
          <table:table-cell office:value-type="float" office:value="1960">
            <text:p>1960</text:p>
          </table:table-cell>
          <table:table-cell table:style-name="ce1" office:value-type="date" office:date-value="1961-06-21">
            <text:p>21/06/1961</text:p>
          </table:table-cell>
          <table:table-cell office:value-type="string">
            <text:p>Montpellier</text:p>
          </table:table-cell>
          <table:table-cell office:value-type="string">
            <text:p>Palavas-les-flots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Les_filles_s%C3%A8ment_le_vent">http://fr.wikipedia.org/wiki/Les_filles_s%C3%A8ment_le_vent</text:a></text:span></text:p>
          </table:table-cell>
          <table:table-cell office:value-type="string">
            <text:p>http://media.senscritique.com/media/000000080652/160/Les_filles_sement_le_vent.jpg</text:p>
          </table:table-cell>
          <table:table-cell table:number-columns-repeated="244"/>
        </table:table-row>
        <table:table-row table:style-name="ro1">
          <table:table-cell office:value-type="string">
            <text:p>La Dérive </text:p>
          </table:table-cell>
          <table:table-cell office:value-type="string">
            <text:p>Paule Delsol</text:p>
          </table:table-cell>
          <table:table-cell office:value-type="float" office:value="1963">
            <text:p>1963</text:p>
          </table:table-cell>
          <table:table-cell table:style-name="ce1" office:value-type="date" office:date-value="1964-08-19">
            <text:p>19/08/1964</text:p>
          </table:table-cell>
          <table:table-cell office:value-type="string">
            <text:p>Montpellier-Château de la Mogère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La_D%C3%A9rive_(film,_1964)">http://fr.wikipedia.org/wiki/La_D%C3%A9rive_(film,_1964)</text:a></text:span></text:p>
          </table:table-cell>
          <table:table-cell table:style-name="ce2" office:value-type="string">
            <text:p><text:span text:style-name="T1"><text:a xlink:href="http://visuels.mpcollector.com/FICHE_CINEMA/D/Derive_1963.jpg">http://visuels.mpcollector.com/FICHE_CINEMA/D/Derive_1963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Deux hommes dans la ville </text:p>
          </table:table-cell>
          <table:table-cell office:value-type="string">
            <text:p>José Giovanni</text:p>
          </table:table-cell>
          <table:table-cell office:value-type="float" office:value="1973">
            <text:p>1973</text:p>
          </table:table-cell>
          <table:table-cell table:style-name="ce1" office:value-type="date" office:date-value="1973-10-25">
            <text:p>25/10/1973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Deux_hommes_dans_la_ville">http://fr.wikipedia.org/wiki/Deux_hommes_dans_la_ville</text:a></text:span></text:p>
          </table:table-cell>
          <table:table-cell table:style-name="ce2" office:value-type="string">
            <text:p><text:span text:style-name="T1"><text:a xlink:href="http://www.avoir-alire.com/IMG/jpg/Deux_hommes_dans_la_ville_grande.jpg">http://www.avoir-alire.com/IMG/jpg/Deux_hommes_dans_la_ville_grande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L'emmerdeur</text:p>
          </table:table-cell>
          <table:table-cell office:value-type="string">
            <text:p>Edouard Molinaro </text:p>
          </table:table-cell>
          <table:table-cell office:value-type="float" office:value="1973">
            <text:p>1973</text:p>
          </table:table-cell>
          <table:table-cell table:style-name="ce1" office:value-type="date" office:date-value="1973-09-20">
            <text:p>20/09/1973</text:p>
          </table:table-cell>
          <table:table-cell office:value-type="string">
            <text:p>Montpellier</text:p>
          </table:table-cell>
          <table:table-cell office:value-type="string">
            <text:p>Saint Jean-de-Vedas</text:p>
          </table:table-cell>
          <table:table-cell office:value-type="string">
            <text:p>Castrie</text:p>
          </table:table-cell>
          <table:table-cell table:number-columns-repeated="3"/>
          <table:table-cell table:style-name="ce2" office:value-type="string">
            <text:p><text:span text:style-name="T1"><text:a xlink:href="http://fr.wikipedia.org/wiki/L%27Emmerdeur_(film,_1973)">http://fr.wikipedia.org/wiki/L%27Emmerdeur_(film,_1973)</text:a></text:span></text:p>
          </table:table-cell>
          <table:table-cell table:style-name="ce2" office:value-type="string">
            <text:p><text:span text:style-name="T1"><text:a xlink:href="http://1.bp.blogspot.com/-6HVP2HFH3nI/U9G32NVpsII/AAAAAAAA18Q/Bh2aLvlvgg8/s1600/L'emmerdeur+(1973).gif">http://1.bp.blogspot.com/-6HVP2HFH3nI/U9G32NVpsII/AAAAAAAA18Q/Bh2aLvlvgg8/s1600/L'emmerdeur+(1973).gif</text:a></text:span></text:p>
          </table:table-cell>
          <table:table-cell table:number-columns-repeated="244"/>
        </table:table-row>
        <table:table-row table:style-name="ro1">
          <table:table-cell office:value-type="string">
            <text:p>Un mari, c'est un mari </text:p>
          </table:table-cell>
          <table:table-cell office:value-type="string">
            <text:p>Serge Friedman </text:p>
          </table:table-cell>
          <table:table-cell office:value-type="float" office:value="1976">
            <text:p>1976</text:p>
          </table:table-cell>
          <table:table-cell table:style-name="ce1" office:value-type="date" office:date-value="1976-12-15">
            <text:p>15/12/1976</text:p>
          </table:table-cell>
          <table:table-cell office:value-type="string">
            <text:p>Montpellier</text:p>
          </table:table-cell>
          <table:table-cell office:value-type="string">
            <text:p>Juvignac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Un_mari,_c'est_un_mari">http://fr.wikipedia.org/wiki/Un_mari,_c'est_un_mari</text:a></text:span></text:p>
          </table:table-cell>
          <table:table-cell table:style-name="ce2" office:value-type="string">
            <text:p><text:span text:style-name="T1"><text:a xlink:href="http://images.fan-de-cinema.com/affiches/large/40/33456.jpg">http://images.fan-de-cinema.com/affiches/large/40/33456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L'homme qui aimait les femmes </text:p>
          </table:table-cell>
          <table:table-cell office:value-type="string">
            <text:p>François Truffaut </text:p>
          </table:table-cell>
          <table:table-cell office:value-type="float" office:value="1977">
            <text:p>1977</text:p>
          </table:table-cell>
          <table:table-cell table:style-name="ce1" office:value-type="date" office:date-value="1977-04-27">
            <text:p>27/04/1977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L'Homme_qui_aimait_les_femmes">http://fr.wikipedia.org/wiki/L'Homme_qui_aimait_les_femmes</text:a></text:span></text:p>
          </table:table-cell>
          <table:table-cell table:style-name="ce2" office:value-type="string">
            <text:p><text:span text:style-name="T1"><text:a xlink:href="http://www.ecranlarge.com/upload/movies/poster/movie18494/original_464807.jpg">http://www.ecranlarge.com/upload/movies/poster/movie18494/original_464807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Le pull over rouge </text:p>
          </table:table-cell>
          <table:table-cell office:value-type="string">
            <text:p>Michel Drach </text:p>
          </table:table-cell>
          <table:table-cell office:value-type="float" office:value="1979">
            <text:p>1979</text:p>
          </table:table-cell>
          <table:table-cell table:style-name="ce1" office:value-type="date" office:date-value="1979-11-07">
            <text:p>07/11/1979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Le_Pull-over_rouge_(film)">http://fr.wikipedia.org/wiki/Le_Pull-over_rouge_(film)</text:a></text:span></text:p>
          </table:table-cell>
          <table:table-cell office:value-type="string">
            <text:p>http://www.ecranlarge.com/upload/movies/poster/movie18414/original_463505.jpg</text:p>
          </table:table-cell>
          <table:table-cell table:number-columns-repeated="244"/>
        </table:table-row>
        <table:table-row table:style-name="ro1">
          <table:table-cell office:value-type="string">
            <text:p>La méridienne </text:p>
          </table:table-cell>
          <table:table-cell office:value-type="string">
            <text:p>Jean-François Amiguet </text:p>
          </table:table-cell>
          <table:table-cell office:value-type="float" office:value="1987">
            <text:p>1987</text:p>
          </table:table-cell>
          <table:table-cell table:style-name="ce1" office:value-type="date" office:date-value="1988-06-15">
            <text:p>15/06/1988</text:p>
          </table:table-cell>
          <table:table-cell office:value-type="string">
            <text:p>Montpellier</text:p>
          </table:table-cell>
          <table:table-cell office:value-type="string">
            <text:p>Lunel</text:p>
          </table:table-cell>
          <table:table-cell table:number-columns-repeated="4"/>
          <table:table-cell table:style-name="ce2" office:value-type="string">
            <text:p><text:span text:style-name="T1"><text:a xlink:href="http://www.imdb.com/title/tt0095625/">http://www.imdb.com/title/tt0095625/</text:a></text:span></text:p>
          </table:table-cell>
          <table:table-cell table:style-name="ce2" office:value-type="string">
            <text:p><text:span text:style-name="T1"><text:a xlink:href="http://ia.media-imdb.com/images/M/MV5BMTM2ODkzNjQ0MV5BMl5BanBnXkFtZTcwOTI0NTA2Mw@@._V1_SY317_CR5,0,214,317_AL_.jpg">http://ia.media-imdb.com/images/M/MV5BMTM2ODkzNjQ0MV5BMl5BanBnXkFtZTcwOTI0NTA2Mw@@._V1_SY317_CR5,0,214,317_AL_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Le bonheur se porte large </text:p>
          </table:table-cell>
          <table:table-cell office:value-type="string">
            <text:p>Alex Metayer </text:p>
          </table:table-cell>
          <table:table-cell office:value-type="float" office:value="1987">
            <text:p>1987</text:p>
          </table:table-cell>
          <table:table-cell table:style-name="ce1" office:value-type="date" office:date-value="1988-06-15">
            <text:p>15/06/1988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www.imdb.com/title/tt0094779/">http://www.imdb.com/title/tt0094779/</text:a></text:span></text:p>
          </table:table-cell>
          <table:table-cell office:value-type="string">
            <text:p>http://www.intemporel.com/images/produit/images/60872.jpg</text:p>
          </table:table-cell>
          <table:table-cell table:number-columns-repeated="244"/>
        </table:table-row>
        <table:table-row table:style-name="ro1">
          <table:table-cell office:value-type="string">
            <text:p>Un week-end sur deux </text:p>
          </table:table-cell>
          <table:table-cell office:value-type="string">
            <text:p>Nicole Garcia </text:p>
          </table:table-cell>
          <table:table-cell office:value-type="float" office:value="1990">
            <text:p>1990</text:p>
          </table:table-cell>
          <table:table-cell table:style-name="ce1" office:value-type="date" office:date-value="1990-08-29">
            <text:p>29/08/1990</text:p>
          </table:table-cell>
          <table:table-cell office:value-type="string">
            <text:p>Montpellier</text:p>
          </table:table-cell>
          <table:table-cell office:value-type="string">
            <text:p>Frontignan</text:p>
          </table:table-cell>
          <table:table-cell office:value-type="string">
            <text:p>Palavas-les-flots</text:p>
          </table:table-cell>
          <table:table-cell office:value-type="string">
            <text:p>Lodève</text:p>
          </table:table-cell>
          <table:table-cell table:number-columns-repeated="2"/>
          <table:table-cell table:style-name="ce2" office:value-type="string">
            <text:p><text:span text:style-name="T1"><text:a xlink:href="http://fr.wikipedia.org/wiki/Un_week-end_sur_deux">http://fr.wikipedia.org/wiki/Un_week-end_sur_deux</text:a></text:span></text:p>
          </table:table-cell>
          <table:table-cell office:value-type="string">
            <text:p>http://images.fan-de-cinema.com/affiches/large/ed/33494.jpg</text:p>
          </table:table-cell>
          <table:table-cell table:number-columns-repeated="244"/>
        </table:table-row>
        <table:table-row table:style-name="ro1">
          <table:table-cell office:value-type="string">
            <text:p>Le petit criminel </text:p>
          </table:table-cell>
          <table:table-cell office:value-type="string">
            <text:p>Jacques Doillon </text:p>
          </table:table-cell>
          <table:table-cell office:value-type="float" office:value="1990">
            <text:p>1990</text:p>
          </table:table-cell>
          <table:table-cell table:style-name="ce1" office:value-type="date" office:date-value="1990-12-19">
            <text:p>19/12/1990</text:p>
          </table:table-cell>
          <table:table-cell office:value-type="string">
            <text:p>Montpellier</text:p>
          </table:table-cell>
          <table:table-cell office:value-type="string">
            <text:p>Sète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Le_Petit_Criminel">http://fr.wikipedia.org/wiki/Le_Petit_Criminel</text:a></text:span></text:p>
          </table:table-cell>
          <table:table-cell table:style-name="ce2" office:value-type="string">
            <text:p><text:span text:style-name="T1"><text:a xlink:href="http://images.fan-de-cinema.com/affiches/large/af/31940.jpg">http://images.fan-de-cinema.com/affiches/large/af/31940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Maman</text:p>
          </table:table-cell>
          <table:table-cell office:value-type="string">
            <text:p>Romain Goupil </text:p>
          </table:table-cell>
          <table:table-cell office:value-type="float" office:value="1990">
            <text:p>1990</text:p>
          </table:table-cell>
          <table:table-cell table:style-name="ce1" office:value-type="date" office:date-value="1990-02-14">
            <text:p>14/02/1990</text:p>
          </table:table-cell>
          <table:table-cell office:value-type="string">
            <text:p>Montpellier</text:p>
          </table:table-cell>
          <table:table-cell office:value-type="string">
            <text:p>Frontignan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Maman_(film,_1990)">http://fr.wikipedia.org/wiki/Maman_(film,_1990)</text:a></text:span></text:p>
          </table:table-cell>
          <table:table-cell office:value-type="string">
            <text:p>http://media.senscritique.com/media/000000164131/source_big/Maman.jpg</text:p>
          </table:table-cell>
          <table:table-cell table:number-columns-repeated="244"/>
        </table:table-row>
        <table:table-row table:style-name="ro1">
          <table:table-cell office:value-type="string">
            <text:p>Les amants du pont neuf </text:p>
          </table:table-cell>
          <table:table-cell office:value-type="string">
            <text:p>Leos Carax </text:p>
          </table:table-cell>
          <table:table-cell office:value-type="float" office:value="1991">
            <text:p>1991</text:p>
          </table:table-cell>
          <table:table-cell table:style-name="ce1" office:value-type="date" office:date-value="1991-10-16">
            <text:p>16/10/1991</text:p>
          </table:table-cell>
          <table:table-cell office:value-type="string">
            <text:p>Montpellier</text:p>
          </table:table-cell>
          <table:table-cell office:value-type="string">
            <text:p>Lansargues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Les_Amants_du_Pont-Neuf">http://fr.wikipedia.org/wiki/Les_Amants_du_Pont-Neuf</text:a></text:span></text:p>
          </table:table-cell>
          <table:table-cell office:value-type="string">
            <text:p>http://images.fan-de-cinema.com/affiches/large/fe/32095.jpg</text:p>
          </table:table-cell>
          <table:table-cell table:number-columns-repeated="244"/>
        </table:table-row>
        <table:table-row table:style-name="ro1">
          <table:table-cell office:value-type="string">
            <text:p>Roulez jeunesse! </text:p>
          </table:table-cell>
          <table:table-cell office:value-type="string">
            <text:p>Jacques Fansten </text:p>
          </table:table-cell>
          <table:table-cell office:value-type="float" office:value="1993">
            <text:p>1993</text:p>
          </table:table-cell>
          <table:table-cell table:style-name="ce1" office:value-type="date" office:date-value="1993-04-28">
            <text:p>28/04/1993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Roulez_jeunesse_!">http://fr.wikipedia.org/wiki/Roulez_jeunesse_!</text:a></text:span></text:p>
          </table:table-cell>
          <table:table-cell office:value-type="string">
            <text:p>http://t3.gstatic.com/images?q=tbn:ANd9GcQALmYFA6ZGWPcFJGgOLrtSsajIU0jMLgaF2iTsrieAR92FU-2zjL10yHFyPQ</text:p>
          </table:table-cell>
          <table:table-cell table:number-columns-repeated="244"/>
        </table:table-row>
        <table:table-row table:style-name="ro1">
          <table:table-cell office:value-type="string">
            <text:p>Didier</text:p>
          </table:table-cell>
          <table:table-cell office:value-type="string">
            <text:p>Alain Chabat </text:p>
          </table:table-cell>
          <table:table-cell office:value-type="float" office:value="1997">
            <text:p>1997</text:p>
          </table:table-cell>
          <table:table-cell table:style-name="ce1" office:value-type="date" office:date-value="1997-01-28">
            <text:p>28/01/1997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Didier_(film)">http://fr.wikipedia.org/wiki/Didier_(film)</text:a></text:span></text:p>
          </table:table-cell>
          <table:table-cell table:style-name="ce2" office:value-type="string">
            <text:p><text:span text:style-name="T1"><text:a xlink:href="http://fr.web.img4.acsta.net/medias/nmedia/18/35/53/70/18656565.jpg">http://fr.web.img4.acsta.net/medias/nmedia/18/35/53/70/18656565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Scènes de crimes </text:p>
          </table:table-cell>
          <table:table-cell office:value-type="string">
            <text:p>Frédéric Schoendoerffer </text:p>
          </table:table-cell>
          <table:table-cell office:value-type="float" office:value="2000">
            <text:p>2000</text:p>
          </table:table-cell>
          <table:table-cell table:style-name="ce1" office:value-type="date" office:date-value="2000-03-15">
            <text:p>15/03/2000</text:p>
          </table:table-cell>
          <table:table-cell office:value-type="string">
            <text:p>Montpellier</text:p>
          </table:table-cell>
          <table:table-cell office:value-type="string">
            <text:p>Mireval</text:p>
          </table:table-cell>
          <table:table-cell office:value-type="string">
            <text:p>Palavas-les-flots</text:p>
          </table:table-cell>
          <table:table-cell table:number-columns-repeated="3"/>
          <table:table-cell table:style-name="ce2" office:value-type="string">
            <text:p><text:span text:style-name="T1"><text:a xlink:href="http://fr.wikipedia.org/wiki/Sc%C3%A8nes_de_crimes">http://fr.wikipedia.org/wiki/Sc%C3%A8nes_de_crimes</text:a></text:span></text:p>
          </table:table-cell>
          <table:table-cell office:value-type="string">
            <text:p>http://fr.web.img6.acsta.net/medias/nmedia/18/65/23/23/18839779.jpg</text:p>
          </table:table-cell>
          <table:table-cell table:number-columns-repeated="244"/>
        </table:table-row>
        <table:table-row table:style-name="ro2">
          <table:table-cell office:value-type="string">
            <text:p>Jajouka</text:p>
          </table:table-cell>
          <table:table-cell office:value-type="string">
            <text:p>Marc Hurtado </text:p>
          </table:table-cell>
          <table:table-cell office:value-type="float" office:value="2007">
            <text:p>2007</text:p>
          </table:table-cell>
          <table:table-cell/>
          <table:table-cell office:value-type="string">
            <text:p>Montpellier</text:p>
          </table:table-cell>
          <table:table-cell office:value-type="string">
            <text:p>Agde</text:p>
          </table:table-cell>
          <table:table-cell office:value-type="string">
            <text:p>Vic la Gardiole</text:p>
          </table:table-cell>
          <table:table-cell office:value-type="string">
            <text:p>Aumelas</text:p>
          </table:table-cell>
          <table:table-cell office:value-type="string">
            <text:p>Les Aresquiers</text:p>
          </table:table-cell>
          <table:table-cell office:value-type="string">
            <text:p>Villeneuve les Maguelone</text:p>
          </table:table-cell>
          <table:table-cell table:number-columns-repeated="246"/>
        </table:table-row>
        <table:table-row table:style-name="ro1">
          <table:table-cell office:value-type="string">
            <text:p>8th wonderland</text:p>
          </table:table-cell>
          <table:table-cell office:value-type="string">
            <text:p>Jean Mach et Nicolas Alberny </text:p>
          </table:table-cell>
          <table:table-cell office:value-type="float" office:value="2007">
            <text:p>2007</text:p>
          </table:table-cell>
          <table:table-cell table:style-name="ce1" office:value-type="date" office:date-value="2010-05-12">
            <text:p>12/05/2010</text:p>
          </table:table-cell>
          <table:table-cell office:value-type="string">
            <text:p>Montpellier</text:p>
          </table:table-cell>
          <table:table-cell office:value-type="string">
            <text:p>Mauguio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8th_Wonderland">http://fr.wikipedia.org/wiki/8th_Wonderland</text:a></text:span></text:p>
          </table:table-cell>
          <table:table-cell office:value-type="string">
            <text:p>http://images.fan-de-cinema.com/affiches/large/df/68878.jpg</text:p>
          </table:table-cell>
          <table:table-cell table:number-columns-repeated="244"/>
        </table:table-row>
        <table:table-row table:style-name="ro1">
          <table:table-cell office:value-type="string">
            <text:p>L'avocat</text:p>
          </table:table-cell>
          <table:table-cell office:value-type="string">
            <text:p>Cédric Anger </text:p>
          </table:table-cell>
          <table:table-cell office:value-type="float" office:value="2008">
            <text:p>2008</text:p>
          </table:table-cell>
          <table:table-cell table:style-name="ce1" office:value-type="date" office:date-value="2011-01-26">
            <text:p>26/01/2011</text:p>
          </table:table-cell>
          <table:table-cell office:value-type="string">
            <text:p>Montpellier</text:p>
          </table:table-cell>
          <table:table-cell office:value-type="string">
            <text:p>Sète</text:p>
          </table:table-cell>
          <table:table-cell office:value-type="string">
            <text:p>Cazevielle</text:p>
          </table:table-cell>
          <table:table-cell table:number-columns-repeated="3"/>
          <table:table-cell table:style-name="ce2" office:value-type="string">
            <text:p><text:span text:style-name="T1"><text:a xlink:href="http://fr.wikipedia.org/wiki/L'Avocat_(film,_2011)">http://fr.wikipedia.org/wiki/L'Avocat_(film,_2011)</text:a></text:span></text:p>
          </table:table-cell>
          <table:table-cell table:style-name="ce2" office:value-type="string">
            <text:p><text:span text:style-name="T1"><text:a xlink:href="http://silofdaboc.files.wordpress.com/2011/02/l-avocat-film-affiche-france-01-740x1000.jpg">http://silofdaboc.files.wordpress.com/2011/02/l-avocat-film-affiche-france-01-740x1000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Bellamy</text:p>
          </table:table-cell>
          <table:table-cell office:value-type="string">
            <text:p>Claude Chabrol </text:p>
          </table:table-cell>
          <table:table-cell office:value-type="float" office:value="2008">
            <text:p>2008</text:p>
          </table:table-cell>
          <table:table-cell table:style-name="ce1" office:value-type="date" office:date-value="2009-02-25">
            <text:p>25/02/2009</text:p>
          </table:table-cell>
          <table:table-cell office:value-type="string">
            <text:p>Montpellier</text:p>
          </table:table-cell>
          <table:table-cell office:value-type="string">
            <text:p>Sète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Bellamy_(film)">http://fr.wikipedia.org/wiki/Bellamy_(film)</text:a></text:span></text:p>
          </table:table-cell>
          <table:table-cell table:style-name="ce2" office:value-type="string">
            <text:p><text:span text:style-name="T1"><text:a xlink:href="http://static1.purepeople.com/articles/3/22/53/3/@/154906-l-affiche-du-film-bellamy-637x0-3.jpg">http://static1.purepeople.com/articles/3/22/53/3/@/154906-l-affiche-du-film-bellamy-637x0-3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Le bruit des glaçons </text:p>
          </table:table-cell>
          <table:table-cell office:value-type="string">
            <text:p>Bertrand Blier </text:p>
          </table:table-cell>
          <table:table-cell office:value-type="float" office:value="2009">
            <text:p>2009</text:p>
          </table:table-cell>
          <table:table-cell table:style-name="ce1" office:value-type="date" office:date-value="2010-08-25">
            <text:p>25/08/2010</text:p>
          </table:table-cell>
          <table:table-cell office:value-type="string">
            <text:p>Montpellier</text:p>
          </table:table-cell>
          <table:table-cell office:value-type="string">
            <text:p>Palavas-les-flots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Le_Bruit_des_gla%C3%A7ons">http://fr.wikipedia.org/wiki/Le_Bruit_des_gla%C3%A7ons</text:a></text:span></text:p>
          </table:table-cell>
          <table:table-cell office:value-type="string">
            <text:p>http://p6.storage.canalblog.com/62/78/660219/54766505.jpg</text:p>
          </table:table-cell>
          <table:table-cell table:number-columns-repeated="244"/>
        </table:table-row>
        <table:table-row table:style-name="ro1">
          <table:table-cell office:value-type="string">
            <text:p>Omar m'a tuer </text:p>
          </table:table-cell>
          <table:table-cell office:value-type="string">
            <text:p>Roschdy Zem </text:p>
          </table:table-cell>
          <table:table-cell office:value-type="float" office:value="2010">
            <text:p>2010</text:p>
          </table:table-cell>
          <table:table-cell table:style-name="ce1" office:value-type="date" office:date-value="2011-06-22">
            <text:p>22/06/2011</text:p>
          </table:table-cell>
          <table:table-cell office:value-type="string">
            <text:p>Montpellier</text:p>
          </table:table-cell>
          <table:table-cell office:value-type="string">
            <text:p>Beziers</text:p>
          </table:table-cell>
          <table:table-cell office:value-type="string">
            <text:p>Villeneuve les Maguelone</text:p>
          </table:table-cell>
          <table:table-cell table:number-columns-repeated="3"/>
          <table:table-cell table:style-name="ce2" office:value-type="string">
            <text:p><text:span text:style-name="T1"><text:a xlink:href="http://fr.wikipedia.org/wiki/Omar_m%27a_tuer_(film)">http://fr.wikipedia.org/wiki/Omar_m%27a_tuer_(film)</text:a></text:span></text:p>
          </table:table-cell>
          <table:table-cell office:value-type="string">
            <text:p>http://img.filmsactu.net/datas/films/o/m/omar-m-a-tuer/xl/4db04d6bb02c5.jpg</text:p>
          </table:table-cell>
          <table:table-cell table:number-columns-repeated="244"/>
        </table:table-row>
        <table:table-row table:style-name="ro1">
          <table:table-cell office:value-type="string">
            <text:p>Chez Gino </text:p>
          </table:table-cell>
          <table:table-cell office:value-type="string">
            <text:p>Samuel Benchetrit </text:p>
          </table:table-cell>
          <table:table-cell office:value-type="float" office:value="2010">
            <text:p>2010</text:p>
          </table:table-cell>
          <table:table-cell table:style-name="ce1" office:value-type="date" office:date-value="2011-03-30">
            <text:p>30/03/2011</text:p>
          </table:table-cell>
          <table:table-cell office:value-type="string">
            <text:p>Montpellier-Château de la Mogère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Chez_Gino">http://fr.wikipedia.org/wiki/Chez_Gino</text:a></text:span></text:p>
          </table:table-cell>
          <table:table-cell table:style-name="ce2" office:value-type="string">
            <text:p><text:span text:style-name="T1"><text:a xlink:href="http://www.michelkorb.com/IMG/jpg/chez-gino-30-03-2011-30-03-2011-14-g.jpg">http://www.michelkorb.com/IMG/jpg/chez-gino-30-03-2011-30-03-2011-14-g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La Porte Noire</text:p>
          </table:table-cell>
          <table:table-cell office:value-type="string">
            <text:p>Fabrice Martin</text:p>
          </table:table-cell>
          <table:table-cell office:value-type="float" office:value="2010">
            <text:p>2010</text:p>
          </table:table-cell>
          <table:table-cell table:style-name="ce1"/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www.theblackgate-movie.com/">http://www.theblackgate-movie.com/</text:a></text:span></text:p>
          </table:table-cell>
          <table:table-cell table:style-name="ce2" office:value-type="string">
            <text:p>https://kkbb-production.s3.amazonaws.com/uploads/project_image/image/11653/petit_cadre_pour_KKBB.jpg</text:p>
          </table:table-cell>
          <table:table-cell table:number-columns-repeated="244"/>
        </table:table-row>
        <table:table-row table:style-name="ro1">
          <table:table-cell office:value-type="string">
            <text:p>Pauline Détective </text:p>
          </table:table-cell>
          <table:table-cell office:value-type="string">
            <text:p>Marc Fitoussi</text:p>
          </table:table-cell>
          <table:table-cell office:value-type="float" office:value="2011">
            <text:p>2011</text:p>
          </table:table-cell>
          <table:table-cell table:style-name="ce1" office:value-type="date" office:date-value="2012-10-03">
            <text:p>03/10/2012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Pauline_d%C3%A9tective">http://fr.wikipedia.org/wiki/Pauline_d%C3%A9tective</text:a></text:span></text:p>
          </table:table-cell>
          <table:table-cell office:value-type="string">
            <text:p>http://fr.web.img4.acsta.net/medias/nmedia/18/88/70/18/20215461.jpg</text:p>
          </table:table-cell>
          <table:table-cell table:number-columns-repeated="244"/>
        </table:table-row>
        <table:table-row table:style-name="ro1">
          <table:table-cell office:value-type="string">
            <text:p>La Grande Boucle </text:p>
          </table:table-cell>
          <table:table-cell office:value-type="string">
            <text:p>Laurent Tuel</text:p>
          </table:table-cell>
          <table:table-cell office:value-type="float" office:value="2012">
            <text:p>2012</text:p>
          </table:table-cell>
          <table:table-cell table:style-name="ce1" office:value-type="date" office:date-value="2013-06-12">
            <text:p>12/06/2013</text:p>
          </table:table-cell>
          <table:table-cell office:value-type="string">
            <text:p>Montpellier</text:p>
          </table:table-cell>
          <table:table-cell office:value-type="string">
            <text:p>Narbonne</text:p>
          </table:table-cell>
          <table:table-cell table:number-columns-repeated="4"/>
          <table:table-cell table:style-name="ce2" office:value-type="string">
            <text:p><text:span text:style-name="T1"><text:a xlink:href="http://fr.wikipedia.org/wiki/La_Grande_Boucle_(film)">http://fr.wikipedia.org/wiki/La_Grande_Boucle_(film)</text:a></text:span></text:p>
          </table:table-cell>
          <table:table-cell office:value-type="string">
            <text:p>http://fr.web.img4.acsta.net/pictures/210/023/21002373_20130430122051035.jpg</text:p>
          </table:table-cell>
          <table:table-cell table:number-columns-repeated="244"/>
        </table:table-row>
        <table:table-row table:style-name="ro1">
          <table:table-cell office:value-type="string">
            <text:p>Un beau dimanche</text:p>
          </table:table-cell>
          <table:table-cell office:value-type="string">
            <text:p>Nicole Garcia </text:p>
          </table:table-cell>
          <table:table-cell office:value-type="float" office:value="2012">
            <text:p>2012</text:p>
          </table:table-cell>
          <table:table-cell table:style-name="ce1" office:value-type="date" office:date-value="2014-01-15">
            <text:p>15/01/2014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Un_beau_dimanche_(film)">http://fr.wikipedia.org/wiki/Un_beau_dimanche_(film)</text:a></text:span></text:p>
          </table:table-cell>
          <table:table-cell office:value-type="string">
            <text:p>http://fr.web.img4.acsta.net/pictures/14/01/03/14/44/587765.jpg</text:p>
          </table:table-cell>
          <table:table-cell table:number-columns-repeated="244"/>
        </table:table-row>
        <table:table-row table:style-name="ro1">
          <table:table-cell office:value-type="string">
            <text:p>N'importe qui</text:p>
          </table:table-cell>
          <table:table-cell office:value-type="string">
            <text:p>Raphael Frydman</text:p>
          </table:table-cell>
          <table:table-cell office:value-type="float" office:value="2012">
            <text:p>2012</text:p>
          </table:table-cell>
          <table:table-cell table:style-name="ce1" office:value-type="date" office:date-value="2014-03-05">
            <text:p>05/03/2014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s://fr.wikipedia.org/wiki/N'importe_qui">https://fr.wikipedia.org/wiki/N'importe_qui</text:a></text:span></text:p>
          </table:table-cell>
          <table:table-cell table:style-name="ce2" office:value-type="string">
            <text:p><text:span text:style-name="T1"><text:a xlink:href="http://fr.web.img3.acsta.net/pictures/14/01/24/14/52/485987.jpg">http://fr.web.img3.acsta.net/pictures/14/01/24/14/52/485987.jpg</text:a></text:span></text:p>
          </table:table-cell>
          <table:table-cell table:number-columns-repeated="244"/>
        </table:table-row>
        <table:table-row table:style-name="ro1">
          <table:table-cell office:value-type="string">
            <text:p>Battle of the Year</text:p>
          </table:table-cell>
          <table:table-cell office:value-type="string">
            <text:p>Benson Lee</text:p>
          </table:table-cell>
          <table:table-cell office:value-type="float" office:value="2012">
            <text:p>2012</text:p>
          </table:table-cell>
          <table:table-cell table:style-name="ce1" office:value-type="date" office:date-value="2013-11-13">
            <text:p>13/11/2013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www.allocine.fr/film/fichefilm_gen_cfilm=198951.html">http://www.allocine.fr/film/fichefilm_gen_cfilm=198951.html</text:a></text:span></text:p>
          </table:table-cell>
          <table:table-cell office:value-type="string">
            <text:p>http://fr.web.img2.acsta.net/pictures/210/322/21032275_20130827110359642.jpg</text:p>
          </table:table-cell>
          <table:table-cell table:number-columns-repeated="244"/>
        </table:table-row>
        <table:table-row table:style-name="ro1">
          <table:table-cell office:value-type="string">
            <text:p>Le dernier coup de marteau </text:p>
          </table:table-cell>
          <table:table-cell office:value-type="string">
            <text:p>Alix Delporte</text:p>
          </table:table-cell>
          <table:table-cell office:value-type="float" office:value="2013">
            <text:p>2013</text:p>
          </table:table-cell>
          <table:table-cell table:style-name="ce1" office:value-type="date" office:date-value="2015-03-11">
            <text:p>11/03/2015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www.allocine.fr/film/fichefilm_gen_cfilm=230485.html">http://www.allocine.fr/film/fichefilm_gen_cfilm=230485.html</text:a></text:span></text:p>
          </table:table-cell>
          <table:table-cell table:number-columns-repeated="245"/>
        </table:table-row>
        <table:table-row table:style-name="ro1">
          <table:table-cell office:value-type="string">
            <text:p>Vie sauvage </text:p>
          </table:table-cell>
          <table:table-cell office:value-type="string">
            <text:p>Cédric Kahn </text:p>
          </table:table-cell>
          <table:table-cell office:value-type="float" office:value="2013">
            <text:p>2013</text:p>
          </table:table-cell>
          <table:table-cell table:style-name="ce1" office:value-type="date" office:date-value="2014-10-29">
            <text:p>29/10/2014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www.allocine.fr/film/fichefilm_gen_cfilm=224962.html">http://www.allocine.fr/film/fichefilm_gen_cfilm=224962.html</text:a></text:span></text:p>
          </table:table-cell>
          <table:table-cell table:number-columns-repeated="245"/>
        </table:table-row>
        <table:table-row table:style-name="ro1">
          <table:table-cell office:value-type="string">
            <text:p>Les métamorphoses </text:p>
          </table:table-cell>
          <table:table-cell office:value-type="string">
            <text:p>Christophe Honoré</text:p>
          </table:table-cell>
          <table:table-cell office:value-type="float" office:value="2013">
            <text:p>2013</text:p>
          </table:table-cell>
          <table:table-cell table:style-name="ce1" office:value-type="date" office:date-value="2014-09-03">
            <text:p>03/09/2014</text:p>
          </table:table-cell>
          <table:table-cell office:value-type="string">
            <text:p>Montpellier</text:p>
          </table:table-cell>
          <table:table-cell table:number-columns-repeated="5"/>
          <table:table-cell table:style-name="ce2" office:value-type="string">
            <text:p><text:span text:style-name="T1"><text:a xlink:href="http://fr.wikipedia.org/wiki/M%C3%A9tamorphoses_(film,_2014)">http://fr.wikipedia.org/wiki/M%C3%A9tamorphoses_(film,_2014)</text:a></text:span></text:p>
          </table:table-cell>
          <table:table-cell table:number-columns-repeated="245"/>
        </table:table-row>
        <table:table-row table:style-name="ro2">
          <table:table-cell office:value-type="string">
            <text:p>Choc </text:p>
          </table:table-cell>
          <table:table-cell office:value-type="string">
            <text:p>Marco Prévost</text:p>
          </table:table-cell>
          <table:table-cell office:value-type="float" office:value="2013">
            <text:p>2013</text:p>
          </table:table-cell>
          <table:table-cell/>
          <table:table-cell office:value-type="string">
            <text:p>Montpellier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u satin blanc</text:p>
          </table:table-cell>
          <table:table-cell office:value-type="float" office:value="2015">
            <text:p>2015</text:p>
          </table:table-cell>
          <table:table-cell/>
          <table:table-cell office:value-type="string">
            <text:p>Montpellier</text:p>
          </table:table-cell>
          <table:table-cell table:number-columns-repeated="251"/>
        </table:table-row>
        <table:table-row table:style-name="ro2" table:number-rows-repeated="10485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2" table:style-name="ta2" table:print="false">
        <table:table-column table:style-name="co1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3" table:style-name="ta3" table:print="false">
        <table:table-column table:style-name="co1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31/03/2016</text:date>, <text:time>14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7:06:44</meta:creation-date>
    <dc:date>2016-03-31T14:13:17.24</dc:date>
    <dc:creator>Jérémie </dc:creator>
    <meta:document-statistic meta:table-count="3" meta:cell-count="269" meta:object-count="0"/>
    <meta:generator>OpenOffice/4.1.1$Win32 OpenOffice.org_project/411m6$Build-9775</meta:generator>
  </office:meta>
</office:document-meta>
</file>